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753e" officeooo:paragraph-rsid="001a753e"/>
    </style:style>
    <style:style style:name="P2" style:family="paragraph" style:parent-style-name="Standard">
      <style:text-properties officeooo:rsid="001ad1a2" officeooo:paragraph-rsid="001ad1a2"/>
    </style:style>
    <style:style style:name="P3" style:family="paragraph" style:parent-style-name="Standard">
      <style:text-properties officeooo:rsid="001bf951" officeooo:paragraph-rsid="001bf951"/>
    </style:style>
    <style:style style:name="T1" style:family="text">
      <style:text-properties officeooo:rsid="001ad1a2"/>
    </style:style>
    <style:style style:name="T2" style:family="text">
      <style:text-properties officeooo:rsid="001b7111"/>
    </style:style>
    <style:style style:name="T3" style:family="text">
      <style:text-properties officeooo:rsid="001bf9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ce Lab </text:p>
      <text:p text:style-name="P1">Вопросы:<text:line-break/>1) Структура проекта</text:p>
      <text:p text:style-name="P1">2) Переход на создание нового инстанса с автозаполнением</text:p>
      <text:p text:style-name="P1">3) <text:span text:style-name="T1">Тариф </text:span><text:span text:style-name="T2">вопрос создания таблицы</text:span></text:p>
      <text:p text:style-name="P1"/>
      <text:p text:style-name="P1"/>
      <text:p text:style-name="P3">server site soursing DataTable</text:p>
      <text:p text:style-name="P3">Djangoserversite DataTable</text:p>
      <text:p text:style-name="P1"/>
      <text:p text:style-name="P2">Библиотека Тоастер<text:span text:style-name="T3">ю</text:span>, Джанго Месседжес</text:p>
      <text:p text:style-name="P2">ValidateEmail библиотек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8:35:29.471424820</meta:creation-date>
    <dc:date>2022-09-21T21:56:33.171832994</dc:date>
    <meta:editing-duration>PT10M13S</meta:editing-duration>
    <meta:editing-cycles>1</meta:editing-cycles>
    <meta:document-statistic meta:table-count="0" meta:image-count="0" meta:object-count="0" meta:page-count="1" meta:paragraph-count="8" meta:word-count="31" meta:character-count="244" meta:non-whitespace-character-count="220"/>
    <meta:generator>LibreOffice/7.3.5.2$Linux_X86_64 LibreOffice_project/30$Build-2</meta:generator>
  </office:meta>
</office:document-meta>
</file>